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18.09pt"/>
    </style:style>
    <style:style style:name="co2" style:family="table-column">
      <style:table-column-properties fo:break-before="auto" style:column-width="86.4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Name/ID</text:p>
          </table:table-cell>
          <table:table-cell table:style-name="ce1" office:value-type="string" calcext:value-type="string">
            <text:p>Midterm Grade 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rardi (20605802)</text:p>
          </table:table-cell>
          <table:table-cell table:formula="of:=13.5/16" office:value-type="float" office:value="0.84375" calcext:value-type="float">
            <text:p>0.84375</text:p>
          </table:table-cell>
          <table:table-cell office:value-type="string" calcext:value-type="string">
            <text:p>Average</text:p>
          </table:table-cell>
          <table:table-cell table:formula="of:=AVERAGE([.B2:.B18])" office:value-type="float" office:value="0.910845588235294" calcext:value-type="float">
            <text:p>0.9108455882</text:p>
          </table:table-cell>
        </table:table-row>
        <table:table-row table:style-name="ro1">
          <table:table-cell office:value-type="string" calcext:value-type="string">
            <text:p>Choi (20553214)</text:p>
          </table:table-cell>
          <table:table-cell table:formula="of:=16/16" office:value-type="float" office:value="1" calcext:value-type="float">
            <text:p>1</text:p>
          </table:table-cell>
          <table:table-cell office:value-type="string" calcext:value-type="string">
            <text:p>Std. Dev</text:p>
          </table:table-cell>
          <table:table-cell table:formula="of:=STDEV([.B2:.B18])" office:value-type="float" office:value="0.0693872952141266" calcext:value-type="float">
            <text:p>0.0693872952</text:p>
          </table:table-cell>
        </table:table-row>
        <table:table-row table:style-name="ro1">
          <table:table-cell office:value-type="string" calcext:value-type="string">
            <text:p>Clarizio (20460377)</text:p>
          </table:table-cell>
          <table:table-cell table:formula="of:=15/16" office:value-type="float" office:value="0.9375" calcext:value-type="float">
            <text:p>0.93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rtez (20601499)</text:p>
          </table:table-cell>
          <table:table-cell table:formula="of:=12.5/16" office:value-type="float" office:value="0.78125" calcext:value-type="float">
            <text:p>0.78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razia (20606809)</text:p>
          </table:table-cell>
          <table:table-cell table:formula="of:=14.5/16" office:value-type="float" office:value="0.90625" calcext:value-type="float">
            <text:p>0.906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ores (205856318)</text:p>
          </table:table-cell>
          <table:table-cell table:formula="of:=14.5/16" office:value-type="float" office:value="0.90625" calcext:value-type="float">
            <text:p>0.906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ometa (20552420)</text:p>
          </table:table-cell>
          <table:table-cell table:formula="of:=15/16" office:value-type="float" office:value="0.9375" calcext:value-type="float">
            <text:p>0.93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arlammert (20559780)</text:p>
          </table:table-cell>
          <table:table-cell table:formula="of:=15.25/16" office:value-type="float" office:value="0.953125" calcext:value-type="float">
            <text:p>0.953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ndoza (20605336)</text:p>
          </table:table-cell>
          <table:table-cell table:formula="of:=15.5/16" office:value-type="float" office:value="0.96875" calcext:value-type="float">
            <text:p>0.968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ck (20528673)</text:p>
          </table:table-cell>
          <table:table-cell table:formula="of:=15/16" office:value-type="float" office:value="0.9375" calcext:value-type="float">
            <text:p>0.93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rdom (20525448)</text:p>
          </table:table-cell>
          <table:table-cell table:formula="of:=15/16" office:value-type="float" office:value="0.9375" calcext:value-type="float">
            <text:p>0.93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lmon (20605517)</text:p>
          </table:table-cell>
          <table:table-cell table:formula="of:=16/16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wah (20564853)</text:p>
          </table:table-cell>
          <table:table-cell table:formula="of:=14/16" office:value-type="float" office:value="0.875" calcext:value-type="float">
            <text:p>0.8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ith (20513195)</text:p>
          </table:table-cell>
          <table:table-cell table:formula="of:=15.5/16" office:value-type="float" office:value="0.96875" calcext:value-type="float">
            <text:p>0.968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ujillo (20594079)</text:p>
          </table:table-cell>
          <table:table-cell table:formula="of:=13/16" office:value-type="float" office:value="0.8125" calcext:value-type="float">
            <text:p>0.8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teri (20543188)</text:p>
          </table:table-cell>
          <table:table-cell table:formula="of:=12.5/16" office:value-type="float" office:value="0.78125" calcext:value-type="float">
            <text:p>0.78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son (20612875)</text:p>
          </table:table-cell>
          <table:table-cell table:formula="of:=15/16" office:value-type="float" office:value="0.9375" calcext:value-type="float">
            <text:p>0.9375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5">00/00/0000</text:date>, <text:time style:data-style-name="N2" text:time-value="15:23:25.0050124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7T15:41:47.688949454</meta:creation-date>
    <dc:date>2017-11-15T17:01:07.116452939</dc:date>
    <meta:editing-duration>PT6H52M45S</meta:editing-duration>
    <meta:editing-cycles>42</meta:editing-cycles>
    <meta:generator>LibreOffice/5.1.6.2$Linux_X86_64 LibreOffice_project/10m0$Build-2</meta:generator>
    <meta:document-statistic meta:table-count="1" meta:cell-count="40" meta:object-count="0"/>
  </office:meta>
</office:document-meta>
</file>